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b07e2" officeooo:paragraph-rsid="001b07e2"/>
    </style:style>
    <style:style style:name="P2" style:family="paragraph" style:parent-style-name="Text_20_body" style:list-style-name="L1">
      <style:text-properties officeooo:paragraph-rsid="001d490b"/>
    </style:style>
    <style:style style:name="P3" style:family="paragraph" style:parent-style-name="Text_20_body" style:list-style-name="L1">
      <style:text-properties officeooo:rsid="001edea4" officeooo:paragraph-rsid="001edea4"/>
    </style:style>
    <style:style style:name="P4" style:family="paragraph" style:parent-style-name="Heading_20_1">
      <style:text-properties officeooo:rsid="001b07e2" officeooo:paragraph-rsid="001b07e2"/>
    </style:style>
    <style:style style:name="P5" style:family="paragraph" style:parent-style-name="Title">
      <style:text-properties officeooo:rsid="001b07e2" officeooo:paragraph-rsid="001b07e2"/>
    </style:style>
    <style:style style:name="T1" style:family="text">
      <style:text-properties officeooo:rsid="001b6929"/>
    </style:style>
    <style:style style:name="T2" style:family="text">
      <style:text-properties officeooo:rsid="001d49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uTest (MCTest Unit test framework)</text:p>
      <text:h text:style-name="P4" text:outline-level="1">Scope of this document</text:h>
      <text:p text:style-name="P1">This document details a plan for defining and implementin<text:span text:style-name="T1">g</text:span> product specification for the (extended) CuTest Unit testing framework.</text:p>
      <text:h text:style-name="Heading_20_1" text:outline-level="1">Specifications</text:h>
      <text:list xml:id="list6170494004108391533" text:style-name="L1">
        <text:list-item>
          <text:p text:style-name="P2"><text:span text:style-name="T2">The Unit test framework should provide a set of Assert functions (defined later more exactly) to test code of other projects.</text:span></text:p>
        </text:list-item>
        <text:list-item>
          <text:p text:style-name="P2"><text:span text:style-name="T2">It should provide a framework to define and call testfunctions as well as testsuites to test foreign code on failure or success</text:span></text:p>
        </text:list-item>
        <text:list-item>
          <text:p text:style-name="P3">On running of these tests it should output if the test failed or if it succeeded. <text:line-break/>If applicable it should additionally ouput expected vs actual values.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21:55:43.733802922</meta:creation-date>
    <dc:date>2017-05-18T22:04:18.165330533</dc:date>
    <meta:editing-duration>PT8M35S</meta:editing-duration>
    <meta:editing-cycles>4</meta:editing-cycles>
    <meta:generator>LibreOffice/5.2.2.2$Linux_X86_64 LibreOffice_project/20m0$Build-2</meta:generator>
    <meta:document-statistic meta:table-count="0" meta:image-count="0" meta:object-count="0" meta:page-count="1" meta:paragraph-count="8" meta:word-count="101" meta:character-count="609" meta:non-whitespace-character-count="518"/>
  </office:meta>
</office:document-meta>
</file>